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5384" calcext:value-type="float">
            <text:p>49.9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1128" calcext:value-type="float">
            <text:p>49.4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3256" calcext:value-type="float">
            <text:p>49.6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7848" calcext:value-type="float">
            <text:p>49.8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0104" calcext:value-type="float">
            <text:p>49.6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9288" calcext:value-type="float">
            <text:p>49.9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784" calcext:value-type="float">
            <text:p>49.7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4552" calcext:value-type="float">
            <text:p>49.3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948" calcext:value-type="float">
            <text:p>49.1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1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0944" calcext:value-type="float">
            <text:p>48.7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2352" calcext:value-type="float">
            <text:p>50.8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972" calcext:value-type="float">
            <text:p>51.0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1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1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8224" calcext:value-type="float">
            <text:p>49.7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1376" calcext:value-type="float">
            <text:p>49.8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3464" calcext:value-type="float">
            <text:p>49.8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0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3008" calcext:value-type="float">
            <text:p>49.2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0944" calcext:value-type="float">
            <text:p>48.7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0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3656" calcext:value-type="float">
            <text:p>49.0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0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9712" calcext:value-type="float">
            <text:p>48.7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0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0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7344" calcext:value-type="float">
            <text:p>50.3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0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0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86" calcext:value-type="float">
            <text:p>49.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3888" calcext:value-type="float">
            <text:p>48.6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0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004" calcext:value-type="float">
            <text:p>49.8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199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4976" calcext:value-type="float">
            <text:p>48.1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199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3776" calcext:value-type="float">
            <text:p>50.0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8496" calcext:value-type="float">
            <text:p>49.6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199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408" calcext:value-type="float">
            <text:p>47.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199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3544" calcext:value-type="float">
            <text:p>46.6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199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199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1904" calcext:value-type="float">
            <text:p>44.9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198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7248" calcext:value-type="float">
            <text:p>45.0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198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3992" calcext:value-type="float">
            <text:p>44.8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198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198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884" calcext:value-type="float">
            <text:p>51.6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198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9696" calcext:value-type="float">
            <text:p>47.8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197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7776" calcext:value-type="float">
            <text:p>47.7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197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6536" calcext:value-type="float">
            <text:p>45.4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196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